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551" officeooo:paragraph-rsid="00032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t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5:18:37.434941710</meta:creation-date>
    <dc:date>2020-06-19T15:18:56.099816131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3.2$Linux_X86_64 LibreOffice_project/40$Build-2</meta:generator>
  </office:meta>
</office:document-meta>
</file>